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6_Szybka_wymiana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e wybrać przedmioty, którymi jest zainteresowany spośród przedmiotów oferowanych mu przez innych użytkowników. Może to zrobić za pomocą mechanizmu przesunięć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  <text:p text:style-name="Table_20_Contents">Użytkownik ma przynajmniej jedno aktywne ogłoszen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ikonę "Szybka wymiana" z paska zakładek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Utworzonono dopasowanie w systemie.</text:p>
            <text:p text:style-name="Table_20_Contents">Utworzono czat z właścicielem przemiotu w zakładce czat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Brak zmian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szybkiej wymiany.</text:p>
            <text:p text:style-name="Table_20_Contents">2. Użytkownik przesuwa ekran w lewo.</text:p>
            <text:p text:style-name="Table_20_Contents">3. System tworzy dopasowanie.</text:p>
            <text:p text:style-name="Table_20_Contents">4. System tworzy czat z użytkownikiem w zakładce czat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.1 Użytkonik wyświtla ogłoszenie użytkownika poprzez kliknięcie przycisku "Więcej".</text:p>
            <text:p text:style-name="Table_20_Contents">2.a.2 UC7_Przeglądanie ogłoszenia. Przejście do punktu 1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2.1 Użytkownik przesuwa ekran w lewo.</text:p>
            <text:p text:style-name="Table_20_Contents">2.a2.2 System usuwa zainteresowanie z listy szybiej wymiany użytkownika oraz listy przedmiotów, którymi użytkonik się interesuje innego użytkownika. Przejście do punktu 1.</text:p>
          </table:table-cell>
        </table:table-row>
        <table:table-row>
          <table:table-cell table:style-name="Tabela1.A2" office:value-type="string">
            <text:p text:style-name="Table_20_Contents">Scenariusz alternatywny:</text:p>
          </table:table-cell>
          <table:table-cell table:style-name="Tabela1.B2" office:value-type="string">
            <text:p text:style-name="Table_20_Contents">2.a2.1 Użytkownik przesuwa ekran w dół.</text:p>
            <text:p text:style-name="Table_20_Contents">2.a2.2 System przenosi ofertę wymiany na koniec listy szybkiej wymiany użytkonika. Przejście do punktu 1.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1.w1.1 Brak ofert wymiany. System wyświetla informację "Aktualnie nie masz ofert wymiany". Koniec przypadku użycia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09:25:33.54</dc:date>
    <meta:editing-duration>PT1H49M54S</meta:editing-duration>
    <meta:editing-cycles>3</meta:editing-cycles>
    <meta:generator>OpenOffice/4.1.7$Win32 OpenOffice.org_project/417m1$Build-9800</meta:generator>
    <meta:document-statistic meta:table-count="1" meta:image-count="0" meta:object-count="0" meta:page-count="1" meta:paragraph-count="32" meta:word-count="191" meta:character-count="1493"/>
  </office:meta>
</office:document-meta>
</file>